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7D000000C35F02B05F75BC57F5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xkcd" svg:font-family="xkcd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Fira Sans ExtraLight" svg:font-family="'Fira Sans ExtraLight'" style:font-adornments="ExtraLight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3.531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color="#444041" fo:font-size="66pt" style:font-size-asian="66pt" style:font-size-complex="6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text-line-through-style="solid" style:text-line-through-type="single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15.801cm" svg:height="13.531cm" svg:x="1.725cm" svg:y="2.98cm" presentation:class="title" presentation:user-transformed="true">
          <draw:text-box>
            <text:p><text:span text:style-name="T1">Open is rewarding</text:span><text:span text:style-name="T1"><text:line-break/></text:span><text:span text:style-name="T1">not easy </text:span><text:span text:style-name="T2">(yet)</text:span><text:line-break/><text:span text:style-name="T3">Chris Hartgerink</text:span><text:span text:style-name="T3"><text:line-break/></text:span><text:span text:style-name="T3">T: @chartgerin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15.801cm" svg:height="13.531cm" svg:x="1.725cm" svg:y="2.98cm" presentation:class="title" presentation:user-transformed="true">
          <draw:text-box>
            <text:p><text:span text:style-name="T1">science is rewarding</text:span><text:span text:style-name="T1"><text:line-break/></text:span><text:span text:style-name="T1">not easy </text:span><text:span text:style-name="T2">(yet)</text:span><text:line-break/><text:span text:style-name="T3">Chris Hartgerink</text:span><text:span text:style-name="T3"><text:line-break/></text:span><text:span text:style-name="T3">T: @chartgerin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15.801cm" svg:height="13.531cm" svg:x="1.725cm" svg:y="2.979cm" presentation:class="title" presentation:user-transformed="true">
          <draw:text-box>
            <text:p><text:span text:style-name="T1">Open is rewarding</text:span><text:span text:style-name="T1"><text:line-break/></text:span><text:span text:style-name="T1">not easy </text:span><text:span text:style-name="T4">(yet)</text:span><text:line-break/><text:span text:style-name="T3">Chris Hartgerink</text:span><text:span text:style-name="T3"><text:line-break/></text:span><text:span text:style-name="T3">T: @chartgerin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open is not eas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quires constant educatio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t’s try op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you have a device, go to</text:p>
                <text:list>
                  <text:list-item>
                    <text:p>Bit.ly/oa-week</text:p>
                  </text:list-item>
                  <text:list-item>
                    <text:p>Etherpad = collective note taking</text:p>
                  </text:list-item>
                  <text:list-item>
                    <text:p>I sometimes do this with 40 people!</text:p>
                    <text:list>
                      <text:list-item>
                        <text:p>(Pst: great for meetings so not ONE person has to take ALL the note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725cm" svg:y="5.384cm" presentation:class="title" presentation:user-transformed="true">
          <draw:text-box>
            <text:p>Open requires some learning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59cm" svg:x="1.725cm" svg:y="4.343cm" presentation:class="title" presentation:user-transformed="true">
          <draw:text-box>
            <text:p>Sharing is caring<text:line-break/>about copyright<text:line-break/>(otherwise it’s showing off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xkcd" svg:font-family="xkcd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Fira Sans ExtraLight" svg:font-family="'Fira Sans ExtraLight'" style:font-adornments="ExtraLight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444041"/>
      <style:text-properties style:letter-kerning="true"/>
    </style:style>
    <style:style style:name="Default-backgroundobjects" style:family="presentation">
      <style:graphic-properties svg:stroke-color="#ffffff" draw:fill="solid" draw:fill-color="#729fcf" draw:textarea-horizontal-align="justify" draw:shadow="hidden" draw:shadow-offset-x="0.203cm" draw:shadow-offset-y="0.203cm" draw:shadow-color="#808080"/>
      <style:paragraph-properties style:writing-mode="lr-tb">
        <style:tab-stops/>
      </style:paragraph-properties>
      <style:text-properties fo:color="#ffffff" style:font-name="Fira Sans ExtraLight" fo:font-family="'Fira Sans ExtraLight'" style:font-style-name="ExtraLight" style:font-family-generic="swiss" style:font-pitch="variable" fo:font-weight="25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fo:color="#ffffff" style:text-outline="false" style:text-line-through-style="none" style:text-line-through-type="none" style:font-name="Fira Sans Book" fo:font-family="'Fira Sans Book'" style:font-style-name="Book" style:font-family-generic="swiss" style:font-pitch="variable" fo:font-size="32pt" fo:font-style="normal" fo:text-shadow="none" style:text-underline-style="none" fo:font-weight="350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fo:color="#f58021" style:text-outline="false" style:text-line-through-style="none" style:text-line-through-type="none" style:font-name="xkcd" fo:font-family="xkcd" style:font-style-name="Regular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44404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textarea-vertical-align="middle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.5cm" fo:margin-bottom="0.5cm" fo:text-align="center" style:writing-mode="lr-tb">
        <style:tab-stops/>
      </style:paragraph-properties>
      <style:text-properties fo:color="#ffffff" style:font-name="Fira Sans ExtraLight" fo:font-size="14pt" fo:font-weight="250" style:letter-kerning="true" style:font-size-asian="14pt" style:font-size-complex="14pt"/>
    </style:style>
    <style:style style:name="MP6" style:family="paragraph">
      <loext:graphic-properties draw:fill="none" draw:fill-color="#ffffff"/>
      <style:paragraph-properties fo:margin-top="0.5cm" fo:margin-bottom="0.5cm" fo:text-align="center" style:writing-mode="lr-tb">
        <style:tab-stops/>
      </style:paragraph-properties>
      <style:text-properties fo:color="#ffffff" style:font-name="Fira Sans ExtraLight" fo:font-size="14pt" fo:font-weight="250" style:letter-kerning="true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Fira Sans ExtraLight" fo:font-size="18pt" fo:font-weight="250" style:letter-kerning="true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5"><text:span text:style-name="MT2">CC 0 Public Domain Dedication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822cm" svg:height="2.847cm" svg:x="24.777cm" svg:y="17.732cm">
        <draw:image xlink:href="Pictures/10000200000007D000000C35F02B05F75BC57F53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8T15:17:59.340073430</meta:creation-date>
    <dc:date>2017-10-19T10:50:43.175360365</dc:date>
    <meta:editing-duration>PT36M48S</meta:editing-duration>
    <meta:editing-cycles>4</meta:editing-cycles>
    <meta:generator>LibreOffice/5.3.6.1$Linux_X86_64 LibreOffice_project/30$Build-1</meta:generator>
    <meta:document-statistic meta:object-count="45"/>
  </office:meta>
</office:document-meta>
</file>